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 Retina" svg:font-family="'Fira Code Retina'"/>
    <style:font-face style:name="Tahoma1" svg:font-family="Tahoma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6.602cm" style:page-number="auto" table:align="margins"/>
    </style:style>
    <style:style style:name="Tableau1.A" style:family="table-column">
      <style:table-column-properties style:column-width="3.302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2pt" officeooo:rsid="001c96fc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fo:font-size="5pt" fo:font-weight="bold" officeooo:rsid="002b3cab" style:font-size-asian="5pt" style:font-weight-asian="bold" style:font-size-complex="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pt" fo:font-weight="bold" style:font-size-asian="2pt" style:font-weight-asian="bold" style:font-size-complex="2pt" style:font-weight-complex="bold"/>
    </style:style>
    <style:style style:name="P4" style:family="paragraph" style:parent-style-name="Standard" style:master-page-name="">
      <style:paragraph-properties fo:text-align="start" style:justify-single-word="false" style:page-number="auto"/>
      <style:text-properties fo:font-size="2pt" fo:font-weight="bold" officeooo:paragraph-rsid="00277cad" style:font-size-asian="2pt" style:font-weight-asian="bold" style:font-size-complex="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2pt" fo:font-weight="bold" style:font-size-asian="2pt" style:font-weight-asian="bold" style:font-size-complex="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5pt" fo:font-weight="bold" officeooo:rsid="002b3cab" officeooo:paragraph-rsid="003c1062" style:font-size-asian="5pt" style:font-weight-asian="bold" style:font-size-complex="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3d45f9" officeooo:paragraph-rsid="003d45f9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paragraph-rsid="003d45f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paragraph-rsid="003e7ca7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paragraph-rsid="003e9be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paragraph-rsid="003ff7f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fo:font-style="normal" fo:font-weight="bold" officeooo:rsid="003d45f9" officeooo:paragraph-rsid="003d45f9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3d45f9"/>
    </style:style>
    <style:style style:name="T2" style:family="text">
      <style:text-properties officeooo:rsid="003e0dc4"/>
    </style:style>
    <style:style style:name="T3" style:family="text">
      <style:text-properties officeooo:rsid="003e7ca7"/>
    </style:style>
    <style:style style:name="T4" style:family="text">
      <style:text-properties officeooo:rsid="003e9be2"/>
    </style:style>
    <style:style style:name="T5" style:family="text">
      <style:text-properties officeooo:rsid="003ff7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'index in range(objects.get_nb_labels())'&gt;">&lt;for each o in object&gt;</text:text-input></text:p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7">Expéditeur</text:p>
          </table:table-cell>
          <table:table-cell table:style-name="Tableau1.B1" office:value-type="string">
            <text:p text:style-name="P12">Destinataire</text:p>
          </table:table-cell>
        </table:table-row>
        <table:table-row>
          <table:table-cell table:style-name="Tableau1.A2" office:value-type="string">
            <text:p text:style-name="P8"/>
            <text:p text:style-name="P8"><text:span text:style-name="T2"><text:text-input text:description="&lt;objects.partner_orig_id.company_id.name&gt;">&lt;expediteur.name&gt;</text:text-input></text:span></text:p>
            <text:p text:style-name="P9"><text:span text:style-name="T3"><text:text-input text:description="&lt;objects.partner_orig_id.street&gt;">&lt;expediteur.street&gt;</text:text-input></text:span></text:p>
            <text:p text:style-name="P9"><text:span text:style-name="T3"><text:text-input text:description="&lt;if test='objects.partner_orig_id.street2'&gt;">&lt;if street2&gt;</text:text-input></text:span></text:p>
            <text:p text:style-name="P9"><text:span text:style-name="T3"><text:text-input text:description="&lt;objects.partner_orig_id.street2&gt;">&lt;expediteur.street2&gt;</text:text-input></text:span></text:p>
            <text:p text:style-name="P9"><text:span text:style-name="T3"><text:text-input text:description="&lt;/if&gt;">&lt;/if&gt;</text:text-input></text:span></text:p>
            <text:p text:style-name="P10"><text:soft-page-break/><text:span text:style-name="T4"><text:text-input text:description="&lt;objects.partner_orig_id.zip&gt;">&lt;zip&gt;</text:text-input></text:span><text:span text:style-name="T4"> </text:span><text:span text:style-name="T4"><text:text-input text:description="&lt;objects.partner_orig_id.city&gt;">&lt;city&gt;</text:text-input></text:span></text:p>
          </table:table-cell>
          <table:table-cell table:style-name="Tableau1.B2" office:value-type="string">
            <text:p text:style-name="P8"/>
            <text:p text:style-name="P8"><text:span text:style-name="T1"><text:text-input text:description="&lt;objects.partner_id.name&gt;">&lt;partner_id.name&gt;</text:text-input></text:span></text:p>
            <text:p text:style-name="P11"><text:span text:style-name="T5"><text:text-input text:description="&lt;objects.partner_id.street&gt;">&lt;partner_id.street&gt;</text:text-input></text:span></text:p>
            <text:p text:style-name="P11"><text:span text:style-name="T3"><text:text-input text:description="&lt;if test='objects.partner_id.street2'&gt;">&lt;if street2&gt;</text:text-input></text:span></text:p>
            <text:p text:style-name="P11"><text:span text:style-name="T3"><text:text-input text:description="&lt;objects.partner_id.street2&gt;">&lt;expediteur.street2&gt;</text:text-input></text:span></text:p>
            <text:p text:style-name="P11"><text:span text:style-name="T3"><text:text-input text:description="&lt;/if&gt;">&lt;/if&gt;</text:text-input></text:span></text:p>
            <text:p text:style-name="P11"><text:soft-page-break/><text:span text:style-name="T4"><text:text-input text:description="&lt;objects.partner_id.zip&gt;">&lt;zip&gt;</text:text-input></text:span><text:span text:style-name="T4"> </text:span><text:span text:style-name="T4"><text:text-input text:description="&lt;objects.partner_id.city&gt;">&lt;city&gt;</text:text-input></text:span></text:p>
          </table:table-cell>
        </table:table-row>
      </table:table>
      <text:p text:style-name="P6"/>
      <text:p text:style-name="P3"><text:text-input text:description="&lt;if test='index != objects.get_nb_labels() - 1'&gt;">&lt;if not last&gt;</text:text-input></text:p>
      <text:p text:style-name="P5"/>
      <text:p text:style-name="P3"><text:text-input text:description="&lt;/if&gt;">&lt;/if&gt;</text:text-input></text:p>
      <text:p text:style-name="P4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 Retina" svg:font-family="'Fira Code Retina'"/>
    <style:font-face style:name="Tahoma1" svg:font-family="Tahoma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Arial" fo:font-family="Arial" style:font-family-generic="swiss" style:font-pitch="variable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601cm" fo:page-height="5.099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20M11S</meta:editing-duration>
    <meta:editing-cycles>124</meta:editing-cycles>
    <meta:generator>LibreOffice/5.1.6.2$Windows_x86 LibreOffice_project/07ac168c60a517dba0f0d7bc7540f5afa45f0909</meta:generator>
    <dc:date>2017-02-02T12:38:10.563000000</dc:date>
    <meta:document-statistic meta:table-count="1" meta:image-count="0" meta:object-count="0" meta:page-count="3" meta:paragraph-count="18" meta:word-count="64" meta:character-count="274" meta:non-whitespace-character-count="264"/>
    <meta:user-defined meta:name="Info 1"/>
    <meta:user-defined meta:name="Info 2"/>
    <meta:user-defined meta:name="Info 3"/>
    <meta:user-defined meta:name="Info 4"/>
  </office:meta>
</office:document-meta>
</file>